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97cm"/>
    </style:style>
    <style:style style:name="co2" style:family="table-column">
      <style:table-column-properties fo:break-before="auto" style:column-width="3.515cm"/>
    </style:style>
    <style:style style:name="co3" style:family="table-column">
      <style:table-column-properties fo:break-before="auto" style:column-width="5.86cm"/>
    </style:style>
    <style:style style:name="co4" style:family="table-column">
      <style:table-column-properties fo:break-before="auto" style:column-width="2.93cm"/>
    </style:style>
    <style:style style:name="co5" style:family="table-column">
      <style:table-column-properties fo:break-before="auto" style:column-width="0.806cm"/>
    </style:style>
    <style:style style:name="co6" style:family="table-column">
      <style:table-column-properties fo:break-before="auto" style:column-width="1.194cm"/>
    </style:style>
    <style:style style:name="co7" style:family="table-column">
      <style:table-column-properties fo:break-before="auto" style:column-width="1.774cm"/>
    </style:style>
    <style:style style:name="co8" style:family="table-column">
      <style:table-column-properties fo:break-before="auto" style:column-width="0.50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64" table:default-cell-style-name="Default"/>
        <table:table-row table:style-name="ro1">
          <table:table-cell office:value-type="string">
            <text:p>2L</text:p>
          </table:table-cell>
          <table:table-cell office:value-type="string">
            <text:p>11000000-12000000</text:p>
          </table:table-cell>
          <table:table-cell office:value-type="string">
            <text:p>0-C</text:p>
          </table:table-cell>
          <table:table-cell office:value-type="string">
            <text:p>40-40</text:p>
          </table:table-cell>
          <table:table-cell table:number-columns-repeated="2" office:value-type="string">
            <text:p>0-0</text:p>
          </table:table-cell>
          <table:table-cell office:value-type="string">
            <text:p>0.000000</text:p>
          </table:table-cell>
          <table:table-cell office:value-type="string">
            <text:p>5.000000</text:p>
          </table:table-cell>
          <table:table-cell table:number-columns-repeated="64" office:value-type="float" office:value="0">
            <text:p>0</text:p>
          </table:table-cell>
        </table:table-row>
        <table:table-row table:style-name="ro1">
          <table:table-cell office:value-type="string">
            <text:p>2L</text:p>
          </table:table-cell>
          <table:table-cell office:value-type="string">
            <text:p>5000000-6000000</text:p>
          </table:table-cell>
          <table:table-cell office:value-type="string">
            <text:p>0-C</text:p>
          </table:table-cell>
          <table:table-cell office:value-type="string">
            <text:p>961-957</text:p>
          </table:table-cell>
          <table:table-cell office:value-type="string">
            <text:p>0-4</text:p>
          </table:table-cell>
          <table:table-cell table:style-name="ce1" office:value-type="string">
            <text:p>9-23</text:p>
          </table:table-cell>
          <table:table-cell office:value-type="string">
            <text:p>0.024033</text:p>
          </table:table-cell>
          <table:table-cell office:value-type="string">
            <text:p>0.02442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4" office:value-type="float" office:value="0">
            <text:p>0</text:p>
          </table:table-cell>
        </table:table-row>
        <table:table-row table:style-name="ro1">
          <table:table-cell office:value-type="string">
            <text:p>2L</text:p>
          </table:table-cell>
          <table:table-cell office:value-type="string">
            <text:p>11000000-12000000</text:p>
          </table:table-cell>
          <table:table-cell office:value-type="string">
            <text:p>4-C</text:p>
          </table:table-cell>
          <table:table-cell table:style-name="ce1" office:value-type="string">
            <text:p>8-8</text:p>
          </table:table-cell>
          <table:table-cell table:number-columns-repeated="2" office:value-type="string">
            <text:p>0-0</text:p>
          </table:table-cell>
          <table:table-cell office:value-type="string">
            <text:p>0.000000</text:p>
          </table:table-cell>
          <table:table-cell office:value-type="string">
            <text:p>5.000000</text:p>
          </table:table-cell>
          <table:table-cell table:number-columns-repeated="64" office:value-type="float" office:value="0">
            <text:p>0</text:p>
          </table:table-cell>
        </table:table-row>
        <table:table-row table:style-name="ro1">
          <table:table-cell office:value-type="string">
            <text:p>2L</text:p>
          </table:table-cell>
          <table:table-cell office:value-type="string">
            <text:p>5000000-6000000</text:p>
          </table:table-cell>
          <table:table-cell office:value-type="string">
            <text:p>4-C</text:p>
          </table:table-cell>
          <table:table-cell office:value-type="string">
            <text:p>239-237</text:p>
          </table:table-cell>
          <table:table-cell office:value-type="string">
            <text:p>0-2</text:p>
          </table:table-cell>
          <table:table-cell table:style-name="ce1" office:value-type="string">
            <text:p>11-20</text:p>
          </table:table-cell>
          <table:table-cell office:value-type="string">
            <text:p>0.084388</text:p>
          </table:table-cell>
          <table:table-cell office:value-type="string">
            <text:p>0.08952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</table:table-row>
        <table:table-row table:style-name="ro2" table:number-rows-repeated="3">
          <table:table-cell table:number-columns-repeated="72"/>
        </table:table-row>
        <table:table-row table:style-name="ro1">
          <table:table-cell/>
          <table:table-cell office:value-type="string">
            <text:p>Header 0f sel</text:p>
          </table:table-cell>
          <table:table-cell office:value-type="string">
            <text:p>m_dmel_0f – sumvector_SFS_0f</text:p>
          </table:table-cell>
          <table:table-cell table:formula="of:=[.D9]-[.D10]" office:value-type="float" office:value="40">
            <text:p>40</text:p>
          </table:table-cell>
          <table:table-cell table:number-columns-repeated="68"/>
        </table:table-row>
        <table:table-row table:style-name="ro1">
          <table:table-cell table:number-columns-repeated="2"/>
          <table:table-cell office:value-type="string">
            <text:p>m_dmel_0f</text:p>
          </table:table-cell>
          <table:table-cell office:value-type="float" office:value="40">
            <text:p>40</text:p>
          </table:table-cell>
          <table:table-cell table:number-columns-repeated="68"/>
        </table:table-row>
        <table:table-row table:style-name="ro1">
          <table:table-cell table:number-columns-repeated="2"/>
          <table:table-cell office:value-type="string">
            <text:p>sumvector_SFS_0f</text:p>
          </table:table-cell>
          <table:table-cell table:formula="of:=SUM([.I1:.BT1])" office:value-type="float" office:value="0">
            <text:p>0</text:p>
          </table:table-cell>
          <table:table-cell table:number-columns-repeated="68"/>
        </table:table-row>
        <table:table-row table:style-name="ro1" table:number-rows-repeated="2">
          <table:table-cell table:number-columns-repeated="72"/>
        </table:table-row>
        <table:table-row table:style-name="ro1">
          <table:table-cell/>
          <table:table-cell office:value-type="string">
            <text:p>Header 0f sel</text:p>
          </table:table-cell>
          <table:table-cell office:value-type="string">
            <text:p>m_dmel_0f – sumvector_SFS_0f</text:p>
          </table:table-cell>
          <table:table-cell table:formula="of:=[.D14]-[.D15]" office:value-type="float" office:value="952">
            <text:p>952</text:p>
          </table:table-cell>
          <table:table-cell table:number-columns-repeated="68"/>
        </table:table-row>
        <table:table-row table:style-name="ro1">
          <table:table-cell table:number-columns-repeated="2"/>
          <table:table-cell office:value-type="string">
            <text:p>m_dmel_0f</text:p>
          </table:table-cell>
          <table:table-cell office:value-type="float" office:value="961">
            <text:p>961</text:p>
          </table:table-cell>
          <table:table-cell table:number-columns-repeated="68"/>
        </table:table-row>
        <table:table-row table:style-name="ro1">
          <table:table-cell table:number-columns-repeated="2"/>
          <table:table-cell office:value-type="string">
            <text:p>sumvector_SFS_0f</text:p>
          </table:table-cell>
          <table:table-cell table:formula="of:=SUM([.I2:.BT2])" office:value-type="float" office:value="9">
            <text:p>9</text:p>
          </table:table-cell>
          <table:table-cell table:number-columns-repeated="68"/>
        </table:table-row>
        <table:table-row table:style-name="ro1" table:number-rows-repeated="2">
          <table:table-cell table:number-columns-repeated="72"/>
        </table:table-row>
        <table:table-row table:style-name="ro1">
          <table:table-cell/>
          <table:table-cell office:value-type="string">
            <text:p>Header 4f sel</text:p>
          </table:table-cell>
          <table:table-cell office:value-type="string">
            <text:p>m_dmel_4f – sumvector_SFS_4f</text:p>
          </table:table-cell>
          <table:table-cell table:formula="of:=[.D19]-[.D20]" office:value-type="float" office:value="8">
            <text:p>8</text:p>
          </table:table-cell>
          <table:table-cell table:number-columns-repeated="68"/>
        </table:table-row>
        <table:table-row table:style-name="ro1">
          <table:table-cell table:number-columns-repeated="2"/>
          <table:table-cell office:value-type="string">
            <text:p>m_dmel_4f</text:p>
          </table:table-cell>
          <table:table-cell office:value-type="float" office:value="8">
            <text:p>8</text:p>
          </table:table-cell>
          <table:table-cell table:number-columns-repeated="68"/>
        </table:table-row>
        <table:table-row table:style-name="ro1">
          <table:table-cell table:number-columns-repeated="2"/>
          <table:table-cell office:value-type="string">
            <text:p>sumvector_SFS_4f</text:p>
          </table:table-cell>
          <table:table-cell table:formula="of:=SUM([.I3:.BT3])" office:value-type="float" office:value="0">
            <text:p>0</text:p>
          </table:table-cell>
          <table:table-cell table:number-columns-repeated="68"/>
        </table:table-row>
        <table:table-row table:style-name="ro1" table:number-rows-repeated="2">
          <table:table-cell table:number-columns-repeated="72"/>
        </table:table-row>
        <table:table-row table:style-name="ro1">
          <table:table-cell/>
          <table:table-cell office:value-type="string">
            <text:p>Header 4f sel</text:p>
          </table:table-cell>
          <table:table-cell office:value-type="string">
            <text:p>m_dmel_4f – sumvector_SFS_4f</text:p>
          </table:table-cell>
          <table:table-cell table:formula="of:=[.D24]-[.D25]" office:value-type="float" office:value="228">
            <text:p>228</text:p>
          </table:table-cell>
          <table:table-cell table:number-columns-repeated="68"/>
        </table:table-row>
        <table:table-row table:style-name="ro1">
          <table:table-cell table:number-columns-repeated="2"/>
          <table:table-cell office:value-type="string">
            <text:p>m_dmel_4f</text:p>
          </table:table-cell>
          <table:table-cell office:value-type="float" office:value="239">
            <text:p>239</text:p>
          </table:table-cell>
          <table:table-cell table:number-columns-repeated="68"/>
        </table:table-row>
        <table:table-row table:style-name="ro1">
          <table:table-cell table:number-columns-repeated="2"/>
          <table:table-cell office:value-type="string">
            <text:p>sumvector_SFS_4f</text:p>
          </table:table-cell>
          <table:table-cell table:formula="of:=SUM([.I4:.BT4])" office:value-type="float" office:value="11">
            <text:p>11</text:p>
          </table:table-cell>
          <table:table-cell table:number-columns-repeated="68"/>
        </table:table-row>
        <table:table-row table:style-name="ro1" table:number-rows-repeated="8">
          <table:table-cell table:number-columns-repeated="72"/>
        </table:table-row>
        <table:table-row table:style-name="ro1">
          <table:table-cell table:number-columns-repeated="7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29T16:04:38</dc:date>
    <meta:document-statistic meta:table-count="1" meta:cell-count="316" meta:object-count="0"/>
    <meta:generator>LibreOffice/3.5$Linux_x86 LibreOffice_project/350m1$Build-2</meta:generator>
  </office:meta>
</office:document-meta>
</file>